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f01" officeooo:paragraph-rsid="0003bf01"/>
    </style:style>
    <style:style style:name="P2" style:family="paragraph" style:parent-style-name="Standard">
      <style:text-properties officeooo:rsid="00059233" officeooo:paragraph-rsid="00059233"/>
    </style:style>
    <style:style style:name="P3" style:family="paragraph" style:parent-style-name="Standard">
      <style:text-properties officeooo:rsid="000637ab" officeooo:paragraph-rsid="000637ab"/>
    </style:style>
    <style:style style:name="P4" style:family="paragraph" style:parent-style-name="Standard">
      <style:text-properties officeooo:rsid="0008126f" officeooo:paragraph-rsid="0008126f"/>
    </style:style>
    <style:style style:name="P5" style:family="paragraph" style:parent-style-name="Standard">
      <style:text-properties officeooo:rsid="0008126f" officeooo:paragraph-rsid="00094e68"/>
    </style:style>
    <style:style style:name="P6" style:family="paragraph" style:parent-style-name="Standard">
      <style:text-properties officeooo:rsid="00094e68" officeooo:paragraph-rsid="00094e68"/>
    </style:style>
    <style:style style:name="P7" style:family="paragraph" style:parent-style-name="Standard">
      <style:text-properties officeooo:rsid="00094e68" officeooo:paragraph-rsid="000a993e"/>
    </style:style>
    <style:style style:name="P8" style:family="paragraph" style:parent-style-name="Standard">
      <style:text-properties officeooo:rsid="000c0607" officeooo:paragraph-rsid="000c0607"/>
    </style:style>
    <style:style style:name="P9" style:family="paragraph" style:parent-style-name="Standard">
      <style:text-properties officeooo:rsid="000c2ca4" officeooo:paragraph-rsid="000c2ca4"/>
    </style:style>
    <style:style style:name="P10" style:family="paragraph" style:parent-style-name="Standard">
      <style:text-properties officeooo:rsid="000c68b6" officeooo:paragraph-rsid="000c68b6"/>
    </style:style>
    <style:style style:name="P11" style:family="paragraph" style:parent-style-name="Standard">
      <style:text-properties officeooo:rsid="000d176e" officeooo:paragraph-rsid="000d176e"/>
    </style:style>
    <style:style style:name="P12" style:family="paragraph" style:parent-style-name="Standard">
      <style:text-properties officeooo:rsid="000ecbb2" officeooo:paragraph-rsid="000ecbb2"/>
    </style:style>
    <style:style style:name="P13" style:family="paragraph" style:parent-style-name="Standard">
      <style:text-properties officeooo:rsid="0010adfd" officeooo:paragraph-rsid="0010adfd"/>
    </style:style>
    <style:style style:name="P14" style:family="paragraph" style:parent-style-name="Standard">
      <style:text-properties officeooo:rsid="0011086c" officeooo:paragraph-rsid="0011086c"/>
    </style:style>
    <style:style style:name="P15" style:family="paragraph" style:parent-style-name="Standard">
      <style:text-properties officeooo:rsid="00129352" officeooo:paragraph-rsid="00129352"/>
    </style:style>
    <style:style style:name="P16" style:family="paragraph" style:parent-style-name="Standard">
      <style:text-properties officeooo:rsid="00132633" officeooo:paragraph-rsid="00132633"/>
    </style:style>
    <style:style style:name="P17" style:family="paragraph" style:parent-style-name="Standard">
      <style:text-properties officeooo:rsid="001437e3" officeooo:paragraph-rsid="001437e3"/>
    </style:style>
    <style:style style:name="P18" style:family="paragraph" style:parent-style-name="Standard">
      <style:text-properties officeooo:rsid="00154a97" officeooo:paragraph-rsid="00154a97"/>
    </style:style>
    <style:style style:name="T1" style:family="text">
      <style:text-properties officeooo:rsid="0009bcb9"/>
    </style:style>
    <style:style style:name="T2" style:family="text">
      <style:text-properties officeooo:rsid="000a993e"/>
    </style:style>
    <style:style style:name="T3" style:family="text">
      <style:text-properties officeooo:rsid="000fad94"/>
    </style:style>
    <style:style style:name="T4" style:family="text">
      <style:text-properties officeooo:rsid="0010adfd"/>
    </style:style>
    <style:style style:name="T5" style:family="text">
      <style:text-properties officeooo:rsid="001887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</text:p>
      <text:p text:style-name="P1">For ssh</text:p>
      <text:p text:style-name="P1">install both shh-server and ssh-client.</text:p>
      <text:p text:style-name="P1">For ssh-client: sudo apt install openssh-client</text:p>
      <text:p text:style-name="P1"/>
      <text:p text:style-name="P1">to start:</text:p>
      <text:p text:style-name="P1">sudo service sshd start</text:p>
      <text:p text:style-name="P1">to see status:</text:p>
      <text:p text:style-name="P1">sudo service sshd status</text:p>
      <text:p text:style-name="P1">(it will always use port number-22)</text:p>
      <text:p text:style-name="P1"/>
      <text:p text:style-name="P2">scp-combination pf ssh and file copy</text:p>
      <text:p text:style-name="P1">example: <text:s/>scp -3 <text:a xlink:type="simple" xlink:href="mailto:ttn@4567" text:style-name="Internet_20_link" text:visited-style-name="Visited_20_Internet_20_Link">ttn@4567</text:a> <text:a xlink:type="simple" xlink:href="mailto:abc@5678" text:style-name="Internet_20_link" text:visited-style-name="Visited_20_Internet_20_Link">abc@5678</text:a></text:p>
      <text:p text:style-name="P1">(these are the remote ip)</text:p>
      <text:p text:style-name="P1"/>
      <text:p text:style-name="P3">(to do : read ssh and scp)</text:p>
      <text:p text:style-name="P3"/>
      <text:p text:style-name="P3"/>
      <text:p text:style-name="P3">2.</text:p>
      <text:p text:style-name="P5">create a folder named as “test” in test_2 user using sudo command.</text:p>
      <text:p text:style-name="P4">Then scp will work.</text:p>
      <text:p text:style-name="P4"/>
      <text:p text:style-name="P11">Scp ttn /exercise/abc <text:a xlink:type="simple" xlink:href="mailto:ttn@12345" text:style-name="Internet_20_link" text:visited-style-name="Visited_20_Internet_20_Link">ttn@12345</text:a>(destination address)</text:p>
      <text:p text:style-name="P4"/>
      <text:p text:style-name="P4"/>
      <text:p text:style-name="P7">3. <text:span text:style-name="T2">doubt in linux-groups</text:span></text:p>
      <text:p text:style-name="P7">chown <text:span text:style-name="T1">ttn, ttn <text:s/>(owner and group became ttn) </text:span></text:p>
      <text:p text:style-name="P6"><text:s text:c="3"/>test <text:s text:c="12"/>test <text:s text:c="10"/>test </text:p>
      <text:p text:style-name="P6">(owner) <text:s text:c="4"/>(group) <text:s text:c="3"/>(others)</text:p>
      <text:p text:style-name="P6"/>
      <text:p text:style-name="P15">(how to delete user)--read it</text:p>
      <text:p text:style-name="P8">4. doubt in tar command</text:p>
      <text:p text:style-name="P8">xcvf- it means compression is also being done (does mximum compression of text file)</text:p>
      <text:p text:style-name="P8">j- also for compression (does compression for videos images</text:p>
      <text:p text:style-name="P8">cvf- it is just being zipped</text:p>
      <text:p text:style-name="P8">war-executable jar (java application).</text:p>
      <text:p text:style-name="P8"/>
      <text:p text:style-name="P9">5. locate, whereis, which, find – (find diff bw)</text:p>
      <text:p text:style-name="P9"/>
      <text:p text:style-name="P10">6.</text:p>
      <text:p text:style-name="P10">/- root</text:p>
      <text:p text:style-name="P10">/bin</text:p>
      <text:p text:style-name="P10">/home</text:p>
      <text:p text:style-name="P10">/etc</text:p>
      <text:p text:style-name="P10">many more</text:p>
      <text:p text:style-name="P10"/>
      <text:p text:style-name="P12">7. export command- (read it)</text:p>
      <text:p text:style-name="P10"/>
      <text:p text:style-name="P10"/>
      <text:p text:style-name="P12">GIT doubts</text:p>
      <text:p text:style-name="P12">.gitignore- to delete a pushed file with content, you have to delete the file physically from the folder by taking a pull, then add to gitignore <text:span text:style-name="T3">and it will gnore that file.</text:span></text:p>
      <text:p text:style-name="P12"/>
      <text:p text:style-name="P13">8. fast forward: (written in copy)</text:p>
      <text:p text:style-name="P13">9.rebase: (written in copy)</text:p>
      <text:p text:style-name="P13">10.force push :(witten in copy)</text:p>
      <text:p text:style-name="P13">11. revert a specific file commit: (writen in copy)</text:p>
      <text:p text:style-name="P14"><text:soft-page-break/>12. merge: <text:span text:style-name="T4"><text:s/>(writen in copy)</text:span></text:p>
      <text:p text:style-name="P15">13. how to delete branch</text:p>
      <text:p text:style-name="P16">14. cherrypick- read it</text:p>
      <text:p text:style-name="P17">---moving a particular commit and adding it to other branch</text:p>
      <text:p text:style-name="P18">15. <text:span text:style-name="T5">git log –all –graph –oneline –decorate (to see graphical structure of branc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52:51.434440381</meta:creation-date>
    <dc:date>2019-02-11T15:23:36.088602263</dc:date>
    <meta:editing-duration>PT3H29M50S</meta:editing-duration>
    <meta:editing-cycles>17</meta:editing-cycles>
    <meta:generator>LibreOffice/6.0.3.2$Linux_X86_64 LibreOffice_project/00m0$Build-2</meta:generator>
    <meta:document-statistic meta:table-count="0" meta:image-count="0" meta:object-count="0" meta:page-count="2" meta:paragraph-count="46" meta:word-count="257" meta:character-count="1509" meta:non-whitespace-character-count="1262"/>
  </office:meta>
</office:document-meta>
</file>